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" draw:marker-end="Triangle_20_unfilled" draw:marker-end-width="0.508cm" draw:fill="none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10.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25cm" fo:min-width="10.7cm"/>
      <style:paragraph-properties style:writing-mode="lr-tb"/>
    </style:style>
    <style:style style:name="gr6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1.1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2cm" svg:x="4.3cm" svg:y="15.1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1cm" svg:x="4.3cm" svg:y="17.1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cm" svg:x="4.3cm" svg:y="6.5cm">
          <text:p text:style-name="P1">&lt;&lt;Interface&gt;&gt; IDevic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4cm" svg:height="2.6cm" svg:x="4.3cm" svg:y="8.5cm">
          <text:p text:style-name="P3">SwitchOn()</text:p>
          <text:p text:style-name="P3">SwitchOff()</text:p>
          <text:p text:style-name="P3">&lt;&lt;get&gt;IsOn:bo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cm" svg:x="9.9cm" svg:y="15.1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1cm" svg:x="9.9cm" svg:y="17.1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cm" svg:x="15.5cm" svg:y="15.1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1cm" svg:x="15.5cm" svg:y="17.1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cm" svg:x="21.1cm" svg:y="15.1cm">
          <text:p text:style-name="P1">AirCondition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cm" svg:height="1cm" svg:x="21.1cm" svg:y="17.1cm">
          <text:p text:style-name="P3">..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6cm" svg:y1="13.5cm" svg:x2="23.5cm" svg:y2="13.5cm">
          <text:p/>
        </draw:line>
        <draw:line draw:style-name="gr2" draw:text-style-name="P5" draw:layer="layout" svg:x1="6cm" svg:y1="15cm" svg:x2="6cm" svg:y2="13.5cm">
          <text:p/>
        </draw:line>
        <draw:line draw:style-name="gr2" draw:text-style-name="P5" draw:layer="layout" svg:x1="11.8cm" svg:y1="15cm" svg:x2="11.8cm" svg:y2="13.5cm">
          <text:p/>
        </draw:line>
        <draw:line draw:style-name="gr2" draw:text-style-name="P5" draw:layer="layout" svg:x1="17.4cm" svg:y1="15cm" svg:x2="17.4cm" svg:y2="13.5cm">
          <text:p/>
        </draw:line>
        <draw:line draw:style-name="gr2" draw:text-style-name="P5" draw:layer="layout" svg:x1="23.5cm" svg:y1="15cm" svg:x2="23.5cm" svg:y2="13.5cm">
          <text:p/>
        </draw:line>
        <draw:line draw:style-name="gr3" draw:text-style-name="P5" draw:layer="layout" svg:x1="10cm" svg:y1="13.6cm" svg:x2="10cm" svg:y2="11.1cm">
          <text:p/>
        </draw:line>
        <draw:custom-shape draw:style-name="gr4" draw:text-style-name="P2" draw:layer="layout" svg:width="11.2cm" svg:height="2cm" svg:x="14.8cm" svg:y="6cm">
          <text:p text:style-name="P1">SmartHom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2cm" svg:height="4.5cm" svg:x="14.8cm" svg:y="8cm">
          <text:p text:style-name="P3">SmartHome(size:int)</text:p>
          <text:p text:style-name="P3">InstallDevice(position:int,dev:IDevice)</text:p>
          <text:p text:style-name="P3">RemoveDevice(position:int)</text:p>
          <text:p text:style-name="P3">GetDevice(position:int):IDevice</text:p>
          <text:p text:style-name="P3">SwitchAll(on:boolean)</text:p>
          <text:p text:style-name="P3">&lt;&lt;get&gt;IsCompletelyOn:bool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4.7cm" svg:y1="7.9cm" svg:x2="11.7cm" svg:y2="7.9cm">
          <text:p/>
        </draw:line>
        <draw:frame draw:style-name="gr7" draw:text-style-name="P6" draw:layer="layout" svg:width="1.666cm" svg:height="1.962cm" svg:x="11.9cm" svg:y="6.8cm">
          <draw:text-box>
            <text:p>0..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53M52S</meta:editing-duration>
    <meta:editing-cycles>13</meta:editing-cycles>
    <meta:generator>LibreOffice/6.4.6.2$Linux_X86_64 LibreOffice_project/40$Build-2</meta:generator>
    <dc:date>2021-03-04T10:36:33.544063648</dc:date>
    <meta:document-statistic meta:object-count="20"/>
  </office:meta>
</office:document-meta>
</file>